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691d1"/>
    </style:style>
    <style:style style:name="T1" style:family="text">
      <style:text-properties officeooo:rsid="000691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mmands for serpint</text:span></text:p>
      <text:p text:style-name="P1"><text:span text:style-name="T1"/></text:p>
      <text:p text:style-name="P1"><text:span text:style-name="T1">serpint gpiotoserial serial port</text:span></text:p>
      <text:p text:style-name="P1"><text:span text:style-name="T1"><text:tab/>This command starts a GPIOINTERP processor on the</text:span></text:p>
      <text:p text:style-name="P1"><text:span text:style-name="T1"><text:tab/>serial port serial (i.e. ttyS44) and using the port</text:span></text:p>
      <text:p text:style-name="P1"><text:span text:style-name="T1"><text:tab/>port (i.e. 4444) as a loopback port</text:span></text:p>
      <text:p text:style-name="P1"><text:span text:style-name="T1"/></text:p>
      <text:p text:style-name="P1"><text:span text:style-name="T1">serpint serialtosock serial port</text:span></text:p>
      <text:p text:style-name="P1"><text:span text:style-name="T1"><text:tab/>This command forwards data going to/from the serial</text:span></text:p>
      <text:p text:style-name="P1"><text:span text:style-name="T1"><text:tab/>port serial (i.e. ttyS44) to the socket port (i.e.</text:span></text:p>
      <text:p text:style-name="P1"><text:span text:style-name="T1"><text:tab/>4445)</text:span></text:p>
      <text:p text:style-name="P1"><text:span text:style-name="T1"/></text:p>
      <text:p text:style-name="P1"><text:span text:style-name="T1">serpint socktoserial serial host port</text:span></text:p>
      <text:p text:style-name="P1"><text:span text:style-name="T1"><text:tab/>This command creates a virtual serial port from the</text:span></text:p>
      <text:p text:style-name="P1"><text:span text:style-name="T1"><text:tab/>data coming over the socket host:port (from a call</text:span></text:p>
      <text:p text:style-name="P1"><text:span text:style-name="T1"><text:tab/>to serpint.py serialtosock)</text:span></text:p>
      <text:p text:style-name="P1"><text:span text:style-name="T1"/></text:p>
      <text:p text:style-name="P1"><text:span text:style-name="T1">serpint serialformatbridge serial port</text:span></text:p>
      <text:p text:style-name="P1"><text:span text:style-name="T1"><text:s/>serial2 module</text:span></text:p>
      <text:p text:style-name="P1"><text:span text:style-name="T1"><text:tab/>This command creates a bridge from serial (i.e. </text:span></text:p>
      <text:p text:style-name="P1"><text:span text:style-name="T1"><text:tab/>ttyS45) to serial2 (i.e. ttyS46) over port port </text:span></text:p>
      <text:p text:style-name="P1"><text:span text:style-name="T1"><text:tab/>(i.e. 4446) using the sfb format module module (i.e.</text:span></text:p>
      <text:p text:style-name="P1"><text:span text:style-name="T1"><text:tab/>/home/pi/Desktop/serpint/sfb/sfb_scratch.py)</text:span></text:p>
      <text:p text:style-name="P1"><text:span text:style-name="T1"/></text:p>
      <text:p text:style-name="P1"><text:span text:style-name="T1">serpint help [option]</text:span></text:p>
      <text:p text:style-name="P1"><text:span text:style-name="T1"><text:tab/>This command displays help about serpint, optionally</text:span></text:p>
      <text:p text:style-name="P1"><text:span text:style-name="T1"><text:tab/>in the category option (one out of this list:</text:span></text:p>
      <text:p text:style-name="P1"><text:span text:style-name="T1"><text:tab/><text:tab/>devinfo</text:span></text:p>
      <text:p text:style-name="P1"><text:span text:style-name="T1"><text:tab/><text:tab/>sfbinfo</text:span></text:p>
      <text:p text:style-name="P1"><text:span text:style-name="T1"><text:tab/>.)</text:span></text:p>
      <text:p text:style-name="P1"><text:span text:style-name="T1"/></text:p>
      <text:p text:style-name="P1"><text:span text:style-name="T1">serpint cleanup</text:span></text:p>
      <text:p text:style-name="P1"><text:span text:style-name="T1"><text:tab/>This command cleans up (removes) all virtual serial</text:span></text:p>
      <text:p text:style-name="P1"><text:span text:style-name="T1"><text:tab/>ports on the system.</text:span></text:p>
      <text:p text:style-name="P1"><text:span text:style-name="T1"/></text:p>
      <text:p text:style-name="P1"><text:span text:style-name="T1">serpint demo</text:span></text:p>
      <text:p text:style-name="P1"><text:span text:style-name="T1"><text:tab/>This command shows a demo of some of what serpnt can do</text:span></text:p>
      <text:p text:style-name="P1"><text:span text:style-name="T1"/></text:p>
      <text:p text:style-name="P1"><text:span text:style-name="T1">serpint removeport port</text:span></text:p>
      <text:p text:style-name="P1"><text:span text:style-name="T1"><text:tab/>This command removes [closes] the TCPIP port po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uis Goessling</meta:initial-creator>
    <meta:creation-date>2012-08-16T12:48:44</meta:creation-date>
    <meta:document-statistic meta:table-count="0" meta:image-count="0" meta:object-count="0" meta:page-count="1" meta:paragraph-count="32" meta:word-count="172" meta:character-count="1118"/>
    <dc:date>2012-08-16T13:10:12</dc:date>
    <dc:creator>Louis Goessling</dc:creator>
    <meta:editing-duration>PT00H06M17S</meta:editing-duration>
    <meta:editing-cycles>1</meta:editing-cycles>
    <meta:generator>OpenOffice.org/3.2$Unix OpenOffice.org_project/320m19$Build-9505</meta:generator>
  </office:meta>
</office:document-meta>
</file>